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6.114cm" table:align="left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5.92cm" table:align="margins"/>
    </style:style>
    <style:style style:name="Tableau2.A" style:family="table-column">
      <style:table-column-properties style:column-width="2.96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tracked-changes text:track-changes="false">
        <text:changed-region text:id="ct84377504">
          <text:insertion>
            <office:change-info>
              <dc:creator>Gaetan Delannay</dc:creator>
              <dc:date>2006-10-26T14:10:00</dc:date>
            </office:change-info>
          </text:insertion>
        </text:changed-region>
        <text:changed-region text:id="ct77809704">
          <text:insertion>
            <office:change-info>
              <dc:creator>Gaetan Delannay</dc:creator>
              <dc:date>2006-10-26T14:10:00</dc:date>
            </office:change-info>
          </text:insertion>
        </text:changed-region>
        <text:changed-region text:id="ct147030840">
          <text:insertion>
            <office:change-info>
              <dc:creator>Gaetan Delannay</dc:creator>
              <dc:date>2007-04-10T12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<office:annotation><dc:creator>GDE</dc:creator><dc:date>2006-10-26T00:00:00</dc:date><text:p>do table- for p in persons</text:p></office:annotation><text:change-start text:change-id="ct84377504"/>p.name<text:change-end text:change-id="ct84377504"/> </text:p>
              <text:p text:style-name="Table_20_Contents"><text:change-start text:change-id="ct77809704"/>p.address<text:change-end text:change-id="ct77809704"/></text:p>
              <text:p text:style-name="Table_20_Contents">Oh a sub-table in the buffer</text:p>
              <table:table table:name="Tableau2" table:style-name="Tableau2">
                <table:table-column table:style-name="Tableau2.A" table:number-columns-repeated="2"/>
                <table:table-row>
                  <table:table-cell table:style-name="Tableau2.A1" office:value-type="string">
                    <text:p text:style-name="Table_20_Contents">a</text:p>
                  </table:table-cell>
                  <table:table-cell table:style-name="Tableau2.B1" office:value-type="string">
                    <text:p text:style-name="Table_20_Contents">n</text:p>
                  </table:table-cell>
                </table:table-row>
                <table:table-row>
                  <table:table-cell table:style-name="Tableau2.A2" office:value-type="string">
                    <text:p text:style-name="Table_20_Contents">d</text:p>
                  </table:table-cell>
                  <table:table-cell table:style-name="Tableau2.B2" office:value-type="string">
                    <text:p text:style-name="Table_20_Contents"><text:change-start text:change-id="ct147030840"/>p.name<text:change-end text:change-id="ct147030840"/></text:p>
                  </table:table-cell>
                </table:table-row>
              </table:table>
              <text:p text:style-name="Table_20_Contents"/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2:12:54</dc:date>
    <dc:language>fr-BE</dc:language>
    <meta:editing-cycles>10</meta:editing-cycles>
    <meta:editing-duration>PT10M4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13" meta:character-count="54"/>
  </office:meta>
</office:document-meta>
</file>